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4.10   |   <text:a xlink:type="simple" xlink:href="http://palinfo.habago.org/Entry?Command=Information_PrintForum#FORUM40407"><text:span text:style-name="T1">#</text:span></text:a></text:p>
      <text:p text:style-name="P2">我心中的折磨尤其來自可憐的動物~史懷哲</text:p>
      <text:p text:style-name="P2">就我記憶所及，充斥世界的諸多不幸，總是讓我感到很痛苦。我從未有天真浪漫的歡樂年輕歲月，我相信許多小孩也都如此，儘管他們外表看起來彷彿無憂無慮充滿快樂。我心中的折磨尤其來自可憐的動物所必須承受的種種痛苦與匱乏。我曾見過一隻跛腳的馬，在前往科馬屠宰場的路上被一人拖著，另一人用棍子揮打。這番景象，讓我胸中的驚駭恐懼持續好幾個星期。 ~~史懷哲，Memoirs of Childhood and Youth</text:p>
      <text:p text:style-name="P2"/>
      <text:p text:style-name="P2">有關史懷哲與動物, 參閱:</text:p>
      <text:p text:style-name="P2"/>
      <text:p text:style-name="P2"><text:a xlink:type="simple" xlink:href="http://voicefriend.blisswisdom.org/old_site/Tfr/tfr_20/tfr_20_13.htm">史懷哲的動物朋友(一)</text:a><text:s/><text:a xlink:type="simple" xlink:href="http://voicefriend.blisswisdom.org/old_site/Tfr/tfr_21/tfr_21_18.htm">&amp; (二)</text:a></text:p>
      <text:p text:style-name="P2"/>
      <text:p text:style-name="P2"><text:a xlink:type="simple" xlink:href="http://e-info.org.tw/reviewer/huangyi/2001/re-huangyi01062001.htm">黃怡談史懷哲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